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text-properties fo:font-style="normal" style:font-name-asian="Times New Roman" style:font-style-asian="normal" style:font-name-complex="Times New Roman" style:font-style-complex="norm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text-properties style:font-name="Courier New" style:font-name-asian="Times New Roman" style:font-name-complex="Times New Roman"/>
    </style:style>
    <style:style style:name="P6" style:family="paragraph" style:parent-style-name="Text_20_body">
      <style:paragraph-properties fo:text-align="justify" style:justify-single-word="false"/>
      <style:text-properties style:font-name="Times New Roman"/>
    </style:style>
    <style:style style:name="P7" style:family="paragraph" style:parent-style-name="Text_20_body">
      <style:paragraph-properties fo:text-align="justify" style:justify-single-word="false"/>
      <style:text-properties style:font-name="Times New Roman" style:font-name-asian="Times New Roman" style:font-name-complex="Times New Roman"/>
    </style:style>
    <style:style style:name="P8" style:family="paragraph" style:parent-style-name="Text_20_body">
      <style:paragraph-properties fo:text-align="justify" style:justify-single-word="false"/>
      <style:text-properties fo:font-style="normal" style:font-style-asian="normal" style:font-style-complex="normal"/>
    </style:style>
    <style:style style:name="P9" style:family="paragraph" style:parent-style-name="Text_20_body" style:list-style-name="L1">
      <style:paragraph-properties fo:text-align="justify" style:justify-single-word="false"/>
    </style:style>
    <style:style style:name="P10" style:family="paragraph" style:parent-style-name="Text_20_body" style:list-style-name="L4">
      <style:paragraph-properties fo:text-align="justify" style:justify-single-word="false"/>
    </style:style>
    <style:style style:name="P11" style:family="paragraph" style:parent-style-name="Text_20_body" style:list-style-name="L5">
      <style:paragraph-properties fo:text-align="justify" style:justify-single-word="false"/>
    </style:style>
    <style:style style:name="P12" style:family="paragraph" style:parent-style-name="Text_20_body" style:list-style-name="L6">
      <style:paragraph-properties fo:text-align="justify" style:justify-single-word="false"/>
    </style:style>
    <style:style style:name="P13" style:family="paragraph" style:parent-style-name="Text_20_body" style:list-style-name="L7">
      <style:paragraph-properties fo:text-align="justify" style:justify-single-word="false"/>
    </style:style>
    <style:style style:name="P14" style:family="paragraph" style:parent-style-name="Text_20_body" style:list-style-name="L8">
      <style:paragraph-properties fo:text-align="justify" style:justify-single-word="false"/>
    </style:style>
    <style:style style:name="P15" style:family="paragraph" style:parent-style-name="Text_20_body" style:list-style-name="L10">
      <style:paragraph-properties fo:text-align="justify" style:justify-single-word="false"/>
    </style:style>
    <style:style style:name="P16" style:family="paragraph" style:parent-style-name="Text_20_body" style:list-style-name="L11">
      <style:paragraph-properties fo:text-align="justify" style:justify-single-word="false"/>
    </style:style>
    <style:style style:name="P17" style:family="paragraph" style:parent-style-name="Text_20_body" style:list-style-name="L1">
      <style:paragraph-properties fo:text-align="justify" style:justify-single-word="false"/>
      <style:text-properties fo:font-style="normal" style:font-style-asian="normal" style:font-style-complex="normal"/>
    </style:style>
    <style:style style:name="P18" style:family="paragraph" style:parent-style-name="Text_20_body" style:list-style-name="L3">
      <style:paragraph-properties fo:text-align="justify" style:justify-single-word="false"/>
      <style:text-properties fo:font-style="normal" style:font-style-asian="normal" style:font-style-complex="normal"/>
    </style:style>
    <style:style style:name="P19" style:family="paragraph" style:parent-style-name="Text_20_body" style:list-style-name="L2">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Text_20_body" style:list-style-name="L9">
      <style:paragraph-properties fo:text-align="justify" style:justify-single-word="false"/>
      <style:text-properties style:font-name="Courier New"/>
    </style:style>
    <style:style style:name="P21" style:family="paragraph" style:parent-style-name="Heading_20_1">
      <style:paragraph-properties fo:text-align="justify" style:justify-single-word="false"/>
    </style:style>
    <style:style style:name="P22" style:family="paragraph" style:parent-style-name="Heading_20_1">
      <style:text-properties fo:font-style="normal" style:font-style-asian="normal" style:font-style-complex="normal"/>
    </style:style>
    <style:style style:name="P23" style:family="paragraph" style:parent-style-name="Heading_20_2">
      <style:paragraph-properties fo:text-align="justify" style:justify-single-word="false"/>
    </style:style>
    <style:style style:name="P24" style:family="paragraph" style:parent-style-name="Heading_20_2">
      <style:text-properties fo:font-style="normal" style:font-style-asian="normal" style:font-style-complex="normal"/>
    </style:style>
    <style:style style:name="P25" style:family="paragraph" style:parent-style-name="Heading_20_2">
      <style:paragraph-properties fo:text-align="justify" style:justify-single-word="false"/>
      <style:text-properties fo:font-style="normal" style:font-style-asian="normal" style:font-style-complex="normal"/>
    </style:style>
    <style:style style:name="P26" style:family="paragraph" style:parent-style-name="Heading_20_2">
      <style:text-properties fo:font-style="normal" style:font-name-asian="Times New Roman" style:font-style-asian="normal" style:font-name-complex="Times New Roman" style:font-style-complex="normal"/>
    </style:style>
    <style:style style:name="T1" style:family="text">
      <style:text-properties fo:font-size="14pt" fo:font-style="normal" fo:font-weight="bold" style:font-size-asian="14pt" style:font-style-asian="normal" style:font-weight-asian="bold" style:font-size-complex="14pt" style:font-style-complex="normal"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style:font-name-asian="Times New Roman" style:font-name-complex="Times New Roman"/>
    </style:style>
    <style:style style:name="T6" style:family="text">
      <style:text-properties style:font-name="Courier New" style:font-name-asian="Lucida Sans Unicode" style:font-name-complex="Tahoma"/>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style:font-name="Times New Roman"/>
    </style:style>
    <style:style style:name="T10" style:family="text">
      <style:text-properties style:font-name="Times New Roman" fo:font-style="normal" style:font-style-asian="normal" style:font-style-complex="normal"/>
    </style:style>
    <style:style style:name="T11" style:family="text">
      <style:text-properties style:font-name="Times New Roman" fo:font-style="italic" style:font-style-asian="italic" style:font-style-complex="italic"/>
    </style:style>
    <style:style style:name="T12" style:family="text">
      <style:text-properties style:text-position="sub 58%" style:font-name="Courier New"/>
    </style:style>
    <style:style style:name="T13" style:family="text">
      <style:text-properties style:font-name="Symbol" style:font-name-asian="Symbol" style:font-name-complex="Symbol"/>
    </style:style>
    <style:style style:name="T14" style:family="text">
      <style:text-properties style:font-name-asian="Symbol" style:font-name-complex="Symbol"/>
    </style:style>
    <style:style style:name="T15" style:family="text">
      <style:text-properties style:font-name-asian="Times New Roman" style:font-name-complex="Times New Roman"/>
    </style:style>
    <style:style style:name="T16" style:family="text">
      <style:text-properties style:font-name-asian="Courier New" style:font-name-complex="Courier New"/>
    </style:style>
    <style:style style:name="T17" style:family="text">
      <style:text-properties fo:color="#000000" style:font-name="Times New Roman" fo:font-size="12pt" style:font-name-asian="Courier New" style:font-size-asian="12pt" style:font-name-complex="Courier New" style:font-size-complex="12pt"/>
    </style:style>
    <style:style style:name="T18" style:family="text">
      <style:text-properties fo:color="#000000" style:font-name="Courier New" fo:font-size="14pt" style:font-name-asian="Courier New" style:font-size-asian="14pt" style:font-name-complex="Courier New" style:font-size-complex="14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7.62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CIONAMENTO DO LITEBASE</text:p>
      <text:h text:style-name="P21" text:outline-level="1">Esquema de Execução:</text:h>
      <text:h text:style-name="P23" text:outline-level="2"><text:span text:style-name="T8">Consulta normal</text:span>:</text:h>
      <text:list xml:id="list36173253" text:style-name="L1">
        <text:list-item>
          <text:p text:style-name="P9">Parser da cláusula <text:span text:style-name="T9">SQL</text:span><text:span text:style-name="T9">.</text:span></text:p>
        </text:list-item>
        <text:list-item>
          <text:p text:style-name="P9"><text:span text:style-name="T7">Bind</text:span> da cláusula, transformando-a num <text:span text:style-name="T7">statement</text:span><text:span text:style-name="T8">.</text:span></text:p>
        </text:list-item>
        <text:list-item>
          <text:p text:style-name="P9">Execução da cláusula.</text:p>
        </text:list-item>
        <text:list-item>
          <text:p text:style-name="P9">Se for um <text:span text:style-name="T3">select </text:span><text:span text:style-name="T9">(consulta)</text:span>, retorna um <text:span text:style-name="T3">result set</text:span> com os dados desejados.</text:p>
        </text:list-item>
        <text:list-item>
          <text:p text:style-name="P9">Se for um <text:span text:style-name="T3">insert</text:span>, <text:span text:style-name="T3">update</text:span>, <text:span text:style-name="T3">delete</text:span> ou <text:span text:style-name="T3">alter</text:span>, retorna o número de linhas aferadas.</text:p>
        </text:list-item>
      </text:list>
      <text:h text:style-name="Heading_20_2" text:outline-level="2"><text:span text:style-name="T8">Consulta com </text:span><text:span text:style-name="T7">prepared statement</text:span><text:span text:style-name="T8">:</text:span></text:h>
      <text:list xml:id="list36234434" text:continue-list="list36173253" text:style-name="L1">
        <text:list-item text:start-value="1">
          <text:p text:style-name="P9"><text:span text:style-name="T8">Parser da cláusula</text:span><text:span text:style-name="T4"> </text:span><text:span text:style-name="T10">SQL </text:span><text:span text:style-name="T8"><text:s/>com parâmetros.</text:span></text:p>
        </text:list-item>
        <text:list-item>
          <text:p text:style-name="P17"><text:span text:style-name="T7">Bind</text:span> da cláusula, transformando-a num <text:span text:style-name="T7">statement</text:span>.</text:p>
        </text:list-item>
        <text:list-item>
          <text:p text:style-name="P17">Inserção de parâmetros pelo usuário.</text:p>
        </text:list-item>
        <text:list-item>
          <text:p text:style-name="P17"><text:span text:style-name="T7">Bind</text:span> dos parâmetros.</text:p>
        </text:list-item>
        <text:list-item>
          <text:p text:style-name="P17">Execução da cláusula.</text:p>
        </text:list-item>
        <text:list-item>
          <text:p text:style-name="P9">Se for um <text:span text:style-name="T3">select</text:span>, retorna um <text:span text:style-name="T3">result set</text:span> com os dados desejados.</text:p>
        </text:list-item>
        <text:list-item>
          <text:p text:style-name="P17">Se for um <text:span text:style-name="T3">insert</text:span>, <text:span text:style-name="T3">update</text:span>, <text:span text:style-name="T3">delete</text:span> ou <text:span text:style-name="T3">alter</text:span>, retorna o número de linhas aferadas.</text:p>
        </text:list-item>
      </text:list>
      <text:h text:style-name="P23" text:outline-level="2"><text:span text:style-name="T8">Processo</text:span><text:span text:style-name="T1"> de </text:span><text:span text:style-name="T2">parsing</text:span><text:span text:style-name="T1">:</text:span></text:h>
      <text:list xml:id="list36192151" text:style-name="L2">
        <text:list-item>
          <text:p text:style-name="P19">Análise léxica e sintática padrão.</text:p>
        </text:list-item>
        <text:list-item>
          <text:p text:style-name="P19">Criação de uma estrutura para pendurar o resultado do processo de <text:span text:style-name="T7">parsing</text:span>.</text:p>
        </text:list-item>
        <text:list-item>
          <text:p text:style-name="P19">Análise de duplicidade de <text:span text:style-name="T7">alias</text:span> de tabela, nomes de colunas, e chave primária na definição de campos de uma tabela.</text:p>
        </text:list-item>
        <text:list-item>
          <text:p text:style-name="P19">Antes as análises léxicas e sintáticas eram feitas pelo Lex e Yacc, porém, estes geram códigos ineficientes comparados com os feitos “na mão”. E otimizar os códigos na mão torna muito trabalhoso o processo de adicionar novas funcionalidades. Mais ainda, mantendo a análise léxica na mão e trocando o código do yacc otimizado pelo parser na mão tornou a execução do AllTests 10% mais rápida. Na versão atual (2.6x), o léxico é manual e a análise sintática é feita usando o código do Yacc otimizado. Na nova versão (2.7) a ser lançada, ambos os passos são feitos manualmente.</text:p>
        </text:list-item>
        <text:list-item>
          <text:p text:style-name="P19">Com o parser todo “na mão” fica mais fácil adicionar novas funcionalidades.</text:p>
        </text:list-item>
        <text:list-item>
          <text:p text:style-name="P19">O SQLite usa o Lemon, criado por eles, ao invés do Yacc, alegando que o Yacc é lento e que tem leak de memória, o que de fato ocorre (é preciso que a memória seja desalocada manualmente quando ocorre um erro, por exemplo). Talvez valesse a pena testá-lo.</text:p>
        </text:list-item>
      </text:list>
      <text:h text:style-name="P25" text:outline-level="2">Processo de <text:span text:style-name="T7">binding</text:span>:</text:h>
      <text:list xml:id="list36185891" text:style-name="L3">
        <text:list-item>
          <text:p text:style-name="P18">Verificação de existência de tabela.</text:p>
        </text:list-item>
        <text:list-item>
          <text:p text:style-name="P18">Verificação de existência das colunas solicitadas.</text:p>
        </text:list-item>
        <text:list-item>
          <text:p text:style-name="P18"><text:soft-page-break/>Verificação de tipos de dados e valores passados.</text:p>
        </text:list-item>
        <text:list-item>
          <text:p text:style-name="P18">Verificação de consistência dentro da própria cláusula.</text:p>
        </text:list-item>
        <text:list-item>
          <text:p text:style-name="P18">Verificação de <text:span text:style-name="T7">aliases</text:span>.</text:p>
        </text:list-item>
        <text:list-item>
          <text:p text:style-name="P18">Transformar os valores a serem inseridos/alterados de <text:span text:style-name="T7">string</text:span> para seus tipos de dados corretos.</text:p>
        </text:list-item>
      </text:list>
      <text:h text:style-name="P21" text:outline-level="1">Formato de Tabela:</text:h>
      <text:list xml:id="list36200438" text:style-name="L4">
        <text:list-item>
          <text:p text:style-name="P10"><text:span text:style-name="T3">.db</text:span> – cabeçalho + dados. O cabeçalho fica no mesmo arquivo de dados para economizar o número de arquivos abertos, algo que pode ser problemático em algumas plataformas. </text:p>
          <text:p text:style-name="P10">O cabeçalho ocupa múltiplos de 512 <text:span text:style-name="T7">bytes</text:span> no início do <text:span text:style-name="T3">.db</text:span>. O tamanho necessário é calculado de forma a caberem todos os dados do cabeçalho mais um espaço extra de 64 <text:span text:style-name="T7">bytes</text:span> para eventuais índices compostos a serem criados. Para a nova versão a ser lançada (2.7), esse espaço pode ser usado para adicionar dados de uma nova coluna que possa ser criada. O tamanho fixo de 64 <text:span text:style-name="T7">bytes</text:span> é mais do que suficiente para isso para não ter que ficar se preocupando em aumentar o cabeçalho e fazer deslocamento de todos os dados e perder desempenho. O cabeçalho possui o seguinte formato:</text:p>
        </text:list-item>
      </text:list>
      <text:list xml:id="list36203457" text:style-name="L5">
        <text:list-item>
          <text:p text:style-name="P11">4 <text:span text:style-name="T7">bytes</text:span> para a posição final do <text:span text:style-name="T3">.dbo</text:span>. Está aí apenas por compatibilidades, já que agora o <text:span text:style-name="T3">.dbo</text:span> é salvo sem zeros desnecessários ao final dos dados se a tabela for fechada corretamente. E se a aplicação for fechada abruptamente, um espaço será perdido no meio do <text:span text:style-name="T3">.dbo</text:span> que pode ser recuperado com um <text:span text:style-name="T11">purge</text:span>.</text:p>
        </text:list-item>
        <text:list-item>
          <text:p text:style-name="P11">2 <text:span text:style-name="T7">bytes</text:span> para o tamanho do cabeçalho. Se for zero, a tabela está corrompida e uma exceção é lançada.</text:p>
        </text:list-item>
        <text:list-item>
          <text:p text:style-name="P11">1 <text:span text:style-name="T7">byte</text:span> para <text:span text:style-name="T7">flags</text:span>, onde o <text:span text:style-name="T7">bit</text:span> mais significativo indica se as <text:span text:style-name="T7">strings</text:span> da tabela devem ser salvos no formato <text:span text:style-name="T7">ascii</text:span> ou <text:span text:style-name="T7">unicode</text:span> e o menos significativo indica se a tabela foi fechada corretamente. Toda a vez que a tabela for alterada, essa indicação deve ser colocada como zero e posta como um quando a tabela for fechada educadamente.</text:p>
        </text:list-item>
        <text:list-item>
          <text:p text:style-name="P11">2 <text:span text:style-name="T7">bytes</text:span> para a versão de tabela usada. Se for incompatível com a versão atual do Litebase, uma exceção é lançada.</text:p>
        </text:list-item>
        <text:list-item>
          <text:p text:style-name="P11">4 <text:span text:style-name="T7">bytes</text:span> para o número de linhas apagadas.</text:p>
        </text:list-item>
        <text:list-item>
          <text:p text:style-name="P11">4 <text:span text:style-name="T7">bytes</text:span> para o <text:span text:style-name="T3">rowid</text:span> auxiliar.</text:p>
        </text:list-item>
        <text:list-item>
          <text:p text:style-name="P11">2 <text:span text:style-name="T7">bytes</text:span> para indicar a coluna da chave primária simples (-1 se não tiver).</text:p>
        </text:list-item>
        <text:list-item>
          <text:p text:style-name="P11">2 <text:span text:style-name="T7">bytes</text:span> para indicar qual índice composto é a chave primária composta (-1 se não tiver).</text:p>
        </text:list-item>
        <text:list-item>
          <text:p text:style-name="P11">2 <text:span text:style-name="T7">bytes</text:span> para o número de colunas da tabela. Se for menor ou igual a zero, a tabela está corrompida.</text:p>
        </text:list-item>
        <text:list-item>
          <text:p text:style-name="P11">O número de colunas em <text:span text:style-name="T7">bytes</text:span> para os atributos da coluna, que indicam se a coluna tem índice, arquivo <text:span text:style-name="T3">.idr</text:span>, se tem valor padrão ou se não pode ser <text:span text:style-name="T8">nula</text:span>.</text:p>
        </text:list-item>
        <text:list-item>
          <text:p text:style-name="P11">O número de colunas em <text:span text:style-name="T7">bytes</text:span> para os tipos das colunas.</text:p>
        </text:list-item>
        <text:list-item>
          <text:p text:style-name="P11">4 <text:span text:style-name="T7">bytes</text:span> para cada coluna para os tipos das mesmas.</text:p>
        </text:list-item>
        <text:list-item>
          <text:p text:style-name="P11">4 <text:span text:style-name="T7">bytes</text:span> para cada coluna para os tamanhos das mesmas.</text:p>
        </text:list-item>
        <text:list-item>
          <text:p text:style-name="P11">Uma sequência de <text:span text:style-name="T7">strings</text:span> começadas pelo seus tamanhos com o nome de cada coluna.</text:p>
        </text:list-item>
        <text:list-item>
          <text:p text:style-name="P11">Uma sequência de valores padrão (<text:span text:style-name="T7">default</text:span>), armazenados com o seu tipo de dados real. <text:soft-page-break/>Tipos DATE são 1 inteiro e DATETIME, 2 inteiros. <text:span text:style-name="T7">Strings</text:span> são armazenadas com o seu tamanho na frente. Mesmo que a tabela seja no formato <text:span text:style-name="T7">ascii</text:span> as <text:span text:style-name="T7">strings</text:span> de valores padrão são salvas como <text:span text:style-name="T7">unicode</text:span>. Colunas sem valor padrão não ocupam espaço nesta sequência.</text:p>
        </text:list-item>
        <text:list-item>
          <text:p text:style-name="P11">1 <text:span text:style-name="T7">byte</text:span> para o número de índices compostos.</text:p>
        </text:list-item>
        <text:list-item>
          <text:p text:style-name="P11">Para cada índice composto:</text:p>
          <text:list>
            <text:list-item>
              <text:p text:style-name="P11">1 <text:span text:style-name="T7">byte</text:span> para o identificador do índice.</text:p>
            </text:list-item>
            <text:list-item>
              <text:p text:style-name="P11">1 <text:span text:style-name="T7">byte</text:span> para o número de colunas do índice.</text:p>
            </text:list-item>
            <text:list-item>
              <text:p text:style-name="P11">1 <text:span text:style-name="T7">byte</text:span> para indicar se o índice tem <text:span text:style-name="T3">.idr</text:span>.</text:p>
            </text:list-item>
            <text:list-item>
              <text:p text:style-name="P11">O número de colunas do índice em <text:span text:style-name="T7">bytes</text:span>, um para indicar qual coluna faz parte do índice composto.</text:p>
            </text:list-item>
          </text:list>
        </text:list-item>
        <text:list-item>
          <text:p text:style-name="P11">1 <text:span text:style-name="T7">byte</text:span> para o número de colunas da chave composta. </text:p>
        </text:list-item>
        <text:list-item>
          <text:p text:style-name="P11">O número de colunas do índice em <text:span text:style-name="T7">bytes</text:span>, um para indicar qual coluna faz parte da chave composta.</text:p>
        </text:list-item>
      </text:list>
      <text:p text:style-name="P3"/>
      <text:p text:style-name="P3"><text:tab/>Já os dados são uma sequência de registros de tamanho fixo, um após o outro, no seguinte <text:tab/>formato:</text:p>
      <text:list xml:id="list36198277" text:style-name="L6">
        <text:list-item>
          <text:p text:style-name="P12">4 <text:span text:style-name="T7">bytes</text:span> para o <text:span text:style-name="T3">rowid</text:span>, que indica um número único que identifica a linha. Cada linha recebe um valor diferente, que é o valor máximo já dado incrementado de 1. Os <text:span text:style-name="T3">rowid</text:span>s das linhas apagadas não são reaproveitados.. A metade mais significativa do <text:span text:style-name="T7">byte</text:span> mais significativo tem os atributos da linha, indicando se ela é nova (foi inserida), atualizada, sincronizada ou removida (a remoção é sempre lógica). Atualmente o <text:span text:style-name="T3">rowid</text:span> máximo é de 134.217.728 (2^27). Atualmente não há necessidade de se aumentar o tamanho desse campo, já que 100 milhões de linhas é um valor razoavelmente grande para um banco de dados em um dispositivo móvel.</text:p>
        </text:list-item>
        <text:list-item>
          <text:p text:style-name="P12">Os dados das demais colunas, um após o outro. <text:span text:style-name="T7">Strings</text:span> e <text:span text:style-name="T7">blobs</text:span> apenas possuem um inteiro que indicam suas posições no arquivo <text:span text:style-name="T7">.dbo</text:span>. Os tipos DATE e DATETIME são armazenados como 1 e dois inteiros, respectivamente. Os demais tipos são armazenados normalmente. CHAR e VARCHAR são armazenados da mesma forma, apenas com o tamanho real ocupado pela <text:span text:style-name="T7">string</text:span>. O mesmo é feito com os <text:span text:style-name="T7">blobs</text:span>. Se durante uma operação o tamanho da <text:span text:style-name="T7">string</text:span> ou do <text:span text:style-name="T7">blob</text:span> passar o declarado na tabela, o objeto será truncado de forma a caber na coluna. Caso duas <text:span text:style-name="T7">strings</text:span> a serem inseridas sejam iguais até o ponto de truncamento, se a coluna contiver uma chave primária, será lançada uma <text:span text:style-name="T3">PrimaryKeyViolationException</text:span> pois para o Litebase serão <text:span text:style-name="T7">strings</text:span> iguais.</text:p>
        </text:list-item>
        <text:list-item>
          <text:p text:style-name="P12">Uma sequência de <text:span text:style-name="T7">bytes</text:span> para indicar em quais colunas se armazenou o valor NULL.</text:p>
        </text:list-item>
        <text:list-item>
          <text:p text:style-name="P12">4 <text:span text:style-name="T7">bytes</text:span> como o CRC32 dos dados da linha, que é calculado com os <text:span text:style-name="T7">bytes</text:span> de toda a linha mais as <text:span text:style-name="T7">strings</text:span> e tamanho dos <text:span text:style-name="T7">blobs</text:span> (os <text:span text:style-name="T7">blobs</text:span> não são carregados nesse momento pois podem ser grandes). Ou seja, pode acontecer de a linha ficar corrompida pela falta de um <text:span text:style-name="T7">blob</text:span> salvo, mas apenas em operações de carga, com o <text:span text:style-name="T4">setRowInc()</text:span> ligado, quando os dados não sofrem <text:span text:style-name="T7">flush</text:span> imediatamente. </text:p>
        </text:list-item>
      </text:list>
      <text:p text:style-name="P3"/>
      <text:p text:style-name="P3"><text:tab/>Uma informação importante é que o Litebase possui tipagem forte. Ou seja, um campo só <text:tab/>pode ser acessado usando o seu tipo dado durante a criação da tabela. A única exceção é o <text:tab/>fato de que todos os tipos, exceto os <text:span text:style-name="T7">blobs</text:span>, podem ser manipulados como strings. </text:p>
      <text:p text:style-name="P3"><text:soft-page-break/></text:p>
      <text:list xml:id="list36264968" text:continue-list="list36200438" text:style-name="L4">
        <text:list-item>
          <text:p text:style-name="P10"><text:span text:style-name="T3">.dbo</text:span> – arquivo de <text:span text:style-name="T7">overlay</text:span> (contém <text:span text:style-name="T7">strings</text:span> e <text:span text:style-name="T7">blobs</text:span>)</text:p>
          <text:p text:style-name="P10">Uma sequência de <text:span text:style-name="T7">strings</text:span> e <text:span text:style-name="T7">blobs</text:span> com os seus tamanhos precedendo os dados. O tamanho de uma <text:span text:style-name="T7">string</text:span> ocupa 2 <text:span text:style-name="T7">bytes</text:span>; o de um <text:span text:style-name="T7">blob</text:span>, 4 <text:span text:style-name="T7">bytes</text:span>. A cada inserção, os dados são colocados ao final do arquivo. Em uma atualização de <text:span text:style-name="T7">string</text:span>, o novo valor também é sempre colocado ao final do arquivo. Como as <text:span text:style-name="T7">strings</text:span> dos índices ficam armazenadas no <text:span text:style-name="T3">.dbo</text:span>, tentar reaproveitar o espaço do valor anterior pode corrompê-los. No caso dos <text:span text:style-name="T7">blobs</text:span>, uma atualização pode tentar reaproveitar o espaço do antigo valor desde que o novo <text:span text:style-name="T7">blob</text:span> tenha tamanho menor ou igual ao do antigo. A operação de <text:span text:style-name="T7">purge</text:span> remove os espaços perdidos com as atualizações e remoções de linhas.</text:p>
        </text:list-item>
      </text:list>
      <text:p text:style-name="P3"/>
      <text:p text:style-name="P3"><text:tab/><text:span text:style-name="T7">Strings</text:span> no formato <text:span text:style-name="T7">unicode</text:span>, na grande maioria das vezes vão ocupar dois <text:span text:style-name="T7">bytes</text:span> <text:s text:c="2"/><text:tab/>desnecessariamente, com um zero na frente de cada caractere, a não ser que de fato a tabela <text:tab/>necessite de caracteres <text:span text:style-name="T7">unicode</text:span>. Tabelas com <text:span text:style-name="T7">strings</text:span> no formato <text:span text:style-name="T7">ascii</text:span> têm a vantagem de <text:tab/>não armazenar zeros desnecessariamente. <text:s/></text:p>
      <text:p text:style-name="P3"><text:tab/></text:p>
      <text:p text:style-name="P3"><text:tab/>Os <text:span text:style-name="T7">blobs</text:span> atualmente têm tamanho máximo de 10 Mb. O problema é que tal tamanho pode <text:tab/>ser muito grande para a memória livre do dispositivo e causar falta de memória. A ideia é <text:tab/>que esse tamanho no futuro possa ser aumentado e poder armazenar e consultar <text:span text:style-name="T7">blobs</text:span> <text:tab/>usando <text:span text:style-name="T7">streams</text:span>, de forma a não ler o tamanho todo do dado de uma só vez. O uso de <text:tab/><text:span text:style-name="T7">streams</text:span> também pode ser útil dentro do próprio funcionamento interno do Litebase para não <text:tab/>carregar <text:span text:style-name="T7">blobs</text:span> e <text:span text:style-name="T7">strings</text:span> em memória ao fazer operações de leitura e escrita neles, como no <text:tab/>caso do <text:span text:style-name="T7">purge</text:span>, onde apenas se deseja mover os dados de lugar.</text:p>
      <text:p text:style-name="P3"/>
      <text:p text:style-name="P3"><text:tab/>Uma limitação é que o <text:span text:style-name="T3">.dbo</text:span> só pode ter tamanho máximo de 2 Gb, pois a posição usada <text:tab/>para cada dado armazenado nesse arquivo é um inteiro de 4 <text:span text:style-name="T7">bytes</text:span> (<text:span text:style-name="T3">int</text:span>). Para aumentar esse <text:tab/>tamanho, pode-se mudar essa posição para 8 <text:span text:style-name="T7">bytes</text:span> (<text:span text:style-name="T3">long</text:span>), o que aumentaria em <text:span text:style-name="T3">2^32</text:span> o <text:tab/>tamanho máximo do arquivo. </text:p>
      <text:p text:style-name="P3"/>
      <text:list xml:id="list36240313" text:continue-numbering="true" text:style-name="L4">
        <text:list-item>
          <text:p text:style-name="P10"><text:span text:style-name="T3">.idk</text:span> – arquivo com a árvores b do índice.</text:p>
          <text:p text:style-name="P10">Um arquivo para cada índice. Um índice simples contém um <text:span text:style-name="T3">$</text:span> em seu nome de arquivo seguido pelo número da coluna que o representa, começando pelo <text:span text:style-name="T3">rowid</text:span>. Já os índices compostos contém um <text:span text:style-name="T3">&amp;</text:span> em seu nome seguido pelo número de criação, começando com 1. O mesmo formato de nome vale para os arquivos <text:span text:style-name="T3">.idr</text:span>.</text:p>
          <text:p text:style-name="P10"/>
        </text:list-item>
        <text:list-item>
          <text:p text:style-name="P10"><text:span text:style-name="T3">.idr</text:span> – arquivo com as chaves repetidas</text:p>
        </text:list-item>
      </text:list>
      <text:p text:style-name="P3"><text:tab/>Quando um índice é criado, este arquivo não é criado de imediato. Ele só é criado quando uma chave repetida for inserida na tabela. Ele não é criado de imediato para não haver um arquivo aberto desnecessariamente, algo que é custoso no BlackBerry (onde poucas <text:span text:style-name="T7">streams</text:span> podem ser abertas de uma vez) e no iOS, onde apenas uns ~256 arquivos podem ser abertos de uma só vez. Na nova versão a ser lançada em breve (2.7), este arquivo não estará mais presente, pois as chaves repetidas ficam no próprio <text:span text:style-name="T3">.idk</text:span> como será descrito a seguir.</text:p>
      <text:h text:style-name="P21" text:outline-level="1"><text:soft-page-break/>Formato de Índices:</text:h>
      <text:p text:style-name="P3"><text:tab/>Um arquivo <text:span text:style-name="T3">.idk</text:span> possui uma árvore b, cujo conteúdo é apenas os nós da árvore em sequência, os quais possuem tamanho fixo. Por ser uma árvore b, os valores das chaves estão armazenados nos nós internos e nos nós folha. A árvore b foi implementada porque o tamanho da chave é próximo ao tamanho do valor armazenado, que é o valor da linha da coluna indexada. A exceção é para o tipo <text:span text:style-name="T7">string</text:span>, onde apenas um ponteiro para a sua posição no <text:span text:style-name="T3">.dbo</text:span> é armazenado. Já os <text:span text:style-name="T7">blobs</text:span> não podem ser indexados pois não faz sentido fazer comparação de <text:span text:style-name="T7">bytes</text:span> para comparar figuras, vídeos, etc. </text:p>
      <text:p text:style-name="P3"><text:tab/>Cada nó da árvore possui o seguinte formato:</text:p>
      <text:list xml:id="list36180220" text:style-name="L7">
        <text:list-item>
          <text:p text:style-name="P13">2 <text:span text:style-name="T7">bytes</text:span> para armazenar o tamanho de um nó, ou seja, quantas chaves armazenadas um dado nó possui.</text:p>
        </text:list-item>
        <text:list-item>
          <text:p text:style-name="P13">Uma sequência de chaves de tamanho fixo. O espaço destinado às chaves não utilizadas fica zerado.</text:p>
        </text:list-item>
        <text:list-item>
          <text:p text:style-name="P13">Uma sequência de ponteiros para os nós filhos para cada chave. O valor do ponteiro armazenado possui 2 <text:span text:style-name="T7">bytes</text:span> e indica o índice do nó no arquivo <text:span text:style-name="T3">.idk</text:span>. Para achar o nó no arquivo, basta multiplicar o valor do ponteiro pelo tamanho de um nó. Quando há chaves armazenadas e ainda não há um nó filho para ela, -1 é armazenado. Se não houver chave armazenada ainda, o ponteiro encontrar-se-á zerado. O número de ponteiros é igual ao de chaves somado de uma unidade.</text:p>
        </text:list-item>
      </text:list>
      <text:p text:style-name="P3"/>
      <text:list xml:id="list36253798" text:continue-numbering="true" text:style-name="L7">
        <text:list-header>
          <text:p text:style-name="P13">Cada chave de um nó possui a seguinte estrutura:</text:p>
        </text:list-header>
        <text:list-item>
          <text:p text:style-name="P13">Os valores armazenados na chave um após o outro (o índice pode ser composto) ou a posição onde a <text:span text:style-name="T7">string</text:span> se encontra no <text:span text:style-name="T3">.dbo</text:span> se o tipo de um campo indexado for representado por uma cadeia de caracteres. </text:p>
        </text:list-item>
        <text:list-item>
          <text:p text:style-name="P13">4 <text:span text:style-name="T7">bytes</text:span> para o ponteiro para a linha na tabela onde se encontram os valores armazenados com a chave. Essa linha é armazenada em um número negativo<draw:frame draw:style-name="fr1" draw:name="Objeto2" text:anchor-type="as-char" svg:width="4.6cm" svg:height="0.483cm" draw:z-index="1"><draw:object xlink:href="./Object 2" xlink:type="simple" xlink:show="embed" xlink:actuate="onLoad"/><draw:image xlink:href="./ObjectReplacements/Object 2" xlink:type="simple" xlink:show="embed" xlink:actuate="onLoad"/></draw:frame> se não houver valor repetido. Se houver, este número é positivo contendo a posição no <text:span text:style-name="T3">.idr</text:span> onde está de fato a primeira chave repetida.</text:p>
          <text:p text:style-name="P13"/>
        </text:list-item>
      </text:list>
      <text:p text:style-name="P3"><text:tab/>Como em dispositivos antigos como o Palm não há muita memória, apenas o nó raiz é armazenado em memória juntamente com um <text:span text:style-name="T7">cache</text:span> dos nós lidos mais recentemente. Desta forma, esses nós, se estiverem carregados, não precisam ser lidos do arquivo novamente. Se for necessário ler um nó que não esteja na <text:span text:style-name="T7">cache</text:span> e a mesma estiver cheia, um dos nós é sobre-escrito. O tamanho dessa <text:span text:style-name="T7">cache</text:span> foi calculada empiricamente, fazendo-se testes de desempenho e uso de memória nos dispositivos. Já nos demais dispositivos também são armazenados em memória os primeiros nós criados para a segunda linha da árvore b. Não necessariamente serão para sempre os nós da segunda linha, pois na hora da divisão da árvore para ter uma terceira linha os nós divididos da segunda linha pertencerão à terceira linha. Isso foi feito assim pois mantê-los na segunda linha torna o desempenho pior na prática. Obviamente esses nós não precisam ficar na <text:span text:style-name="T7">cache</text:span>. </text:p>
      <text:p text:style-name="P3"><text:tab/>Outros testes empíricos verificaram que várias chaves de um nó não são consultadas enquanto ele está sendo executado. Isso se dá porque ao se buscar a posição de uma chave em um nó, a pesquisa binária é utilizada. Então, para uma dada pesquisa, apenas <text:span text:style-name="T3">log</text:span><text:span text:style-name="T12">2</text:span><text:span text:style-name="T3">(n)</text:span> chaves, onde <text:span text:style-name="T3">n</text:span> é o número de chaves em um nó, são acessadas. Sendo assim, durante o carregamento de um nó na memória, quando o nó possuir chaves do tipo <text:span text:style-name="T7">strings</text:span>, essas não são carregadas. Apenas as suas posições ficam guardadas no nó. Apenas durante a pesquisa ao mesmo é que as chaves que estão sendo pesquisadas são carregadas. Isso evita leituras desnecessárias no <text:span text:style-name="T3">.dbo</text:span> e economiza memória <text:soft-page-break/>no BlackBerry (neste dispositivo, menos <text:span text:style-name="T7">strings</text:span> precisarão ser criadas; no código nativo, as chaves do tipo <text:span text:style-name="T7">string</text:span> são pré-alocadas com o tamanho máximo da <text:span text:style-name="T7">string</text:span> definido no <text:span text:style-name="T3">CREATE TABLE</text:span> para reduzir o número de operações de alocação e liberação de memória). Uma vez carregadas, elas ficam em memória penduradas em suas respectivas chaves até o nó ser descarregado da <text:span text:style-name="T7">cache</text:span>. No BlackBerry isso é especialmente importante devido ao fato de, para se fazer uma operação de <text:span text:style-name="T3">seek()</text:span> para trás, é necessário reabrir o arquivo, tornando-a muito cara. </text:p>
      <text:p text:style-name="P3"><text:tab/>O número de chaves por nó também foi calculado usando testes empíricos. Basicamente, calcula-se quantas chaves cabem em um determinado valor, que representaria uma espécie de “setor de disco”, que é uma quantidade de <text:span text:style-name="T7">bytes</text:span> que pode ser lida de uma só vez do “disco” do dispositivo. <text:s/>Empiricamente, esse valor é 512. Foram feitos testes com outros valores maiores, mas o melhor desempenho dos índices foi obtido com 512. Com esse valor, pode-se agora calcular o tamanho do nó, que é o maior possível dado o tamanho do “setor”:</text:p>
      <text:p text:style-name="P4"><draw:frame draw:style-name="fr2" draw:name="Objeto1" text:anchor-type="as-char" svg:y="-0.446cm" svg:width="9.128cm" svg:height="0.483cm" draw:z-index="0"><draw:object xlink:href="./Object 1" xlink:type="simple" xlink:show="embed" xlink:actuate="onLoad"/><draw:image xlink:href="./ObjectReplacements/Object 1" xlink:type="simple" xlink:show="embed" xlink:actuate="onLoad"/></draw:frame> </text:p>
      <text:p text:style-name="P3">A primeira parte da soma acima refere-se ao tamanho das chaves, enquanto a segunda parte refere-se ao tamanho dos ponteiros para os filhos.</text:p>
      <text:p text:style-name="P3"><text:tab/>Quando uma chave repetida é inserida pela primeira vez, é necessário criar um arquivo para armazenar as possíveis repetições de cada chave. Este arquivo basicamente é uma lista com contendo:</text:p>
      <text:list xml:id="list36188104" text:style-name="L8">
        <text:list-item>
          <text:p text:style-name="P14">3 <text:span text:style-name="T7">bytes</text:span> para a linha onde o valor repetido está armazenado.</text:p>
        </text:list-item>
        <text:list-item>
          <text:p text:style-name="P14">3 <text:span text:style-name="T7">bytes</text:span> para o próximo valor repetido igual ao atual armazenado no arquivo. </text:p>
        </text:list-item>
      </text:list>
      <text:p text:style-name="P3"><text:tab/>Pode-se dizer, portanto, que um arquivo <text:span text:style-name="T3">.idr</text:span> contém várias listas encadeadas, uma para cada valor repetido.</text:p>
      <text:p text:style-name="P3"><text:tab/>Ficou constatado que é mais vantajoso pendurar os valores repetidos na própria árvore, abolindo, então, o arquivo <text:span text:style-name="T3">.idr</text:span>, o que vai acontecer na nova versão (2.7). Deste modo, o índice sempre funciona como se fosse um índice composto, cujos valores seriam a chave e o próprio ponteiro para o registro, agora como um número não negativo mesmo, de 0 a <text:span text:style-name="T3">n</text:span>. Então, quando houver duas chaves iguais, o desempate para saber qual chave fica em qual posição da árvore será feito pelo número do registro. Ou seja, a chave de registro mais abaixo da tabela é considerada como sendo maior do que a outra. Testes indicaram que essa abordagem é mais vantajosa para todas as plataformas. Porém, ainda que fosse diferente, o formato dos índices deve ser igual em todos os dispositivos. Portanto, se a piora do desempenho causada pela ausência do arquivo em alguns dispositivos fosse muito maior comparado com a melhora em outros aparelhos, optar-se-ia por manter o formato atual. O mesmo pode-se dizer quanto ao número de chaves por nó: o formato deve ser o mesmo para todas as plataformas. Só o tamanho da <text:span text:style-name="T7">cache</text:span> e dos demais nós carregados em memória pode variar, já que isso não é armazenado em disco e não afeta o formato do arquivo. Afinal, se for desejado copiar as tabelas de um dispositivo para outro de modelo diferente, a tabela deve poder ser lida normalmente a não ser que eles estejam com versões de Litebase incompatíveis entre si (nesse caso uma exceção será lançada alertando sobre o problema).</text:p>
      <text:p text:style-name="P3"><text:tab/>Da versão antiga (2.6x) para a nova (2.7), o formato de tabela não mudou, apenas o dos índices. Para usar a versão nova com as tabelas antigas é preciso apagar os arquivos de índice, que serão recriados automaticamente assim que a tabela for acessada. O mesmo precisa ser feito se for necessário voltar à versão anterior.</text:p>
      <text:p text:style-name="P3"><text:tab/>Mais ainda, de acordo com a bibliografia consultada, para evitar duas leituras em dois arquivos (uma para acessar o índice e a outra para acessar a linha na tabela apontada pelo índice), pode-se colocar toda a linha da tabela no valor da chave primária e não somente o registro. Caso a tabela não tenha chave primária definida pelo usuário, o campo a ser utilizado seria o <text:span text:style-name="T3">rowid</text:span>. Porém, com essa alteração no formato, o ideal seria que a árvore do índice que contivesse a tabela <text:soft-page-break/>fosse b+ e não b, pois o valor armazenado será, no caso geral, muito maior do que o da chave. Os demais índices poderiam continuar como árvores b. </text:p>
      <text:h text:style-name="P21" text:outline-level="1">Tabelas temporárias numa Consulta:</text:h>
      <text:h text:style-name="Heading_20_2" text:outline-level="2"><text:span text:style-name="T8">Implementação Antiga (2.2x):</text:span><text:tab/></text:h>
      <text:p text:style-name="P3"><text:tab/>Antigamente, toda a vez que um <text:span text:style-name="T3">select</text:span> era executado, uma tabela temporária era criada para o seu <text:span text:style-name="T3">result set</text:span>, A <text:s/>exceção era quando a consulta era da forma <text:span text:style-name="T3">select * from table_name</text:span>. Nesse caso específico, a tabela utilizada é a própria tabela armazenada em disco. Por isso, alguns cuidados precisam ser tomados ao lidar com a mesma. Primeiramente, é preciso “pular” o campo <text:span text:style-name="T3">rowid</text:span>, que não entra na resposta da consulta. Durante as funções do <text:span text:style-name="T3">result set</text:span>, também é preciso “pular” as linhas apagadas, que nunca devem ser retornadas ao usuário. <text:s/></text:p>
      <text:p text:style-name="P3"><text:tab/>Temporárias também não são usadas se ao invés do <text:span text:style-name="T3">*</text:span>, os campos da tabela aparecerem no campo do <text:span text:style-name="T3">select</text:span> na ordem correta da definição da tabela, começando pelo <text:span text:style-name="T3">rowid</text:span>.</text:p>
      <text:h text:style-name="P24" text:outline-level="2">Implementação Atual (2.3x):</text:h>
      <text:p text:style-name="P3"><text:span text:style-name="T8"><text:tab/>Atualmente, todas as consultas não usam temporárias exceto quando há junções, agregações e ordenações. Para isso, foi implementado um </text:span><text:span text:style-name="T7">bitmap</text:span><text:span text:style-name="T8"> (um vetor de </text:span><text:span text:style-name="T7">bytes</text:span><text:span text:style-name="T8"> interpretado em </text:span><text:span text:style-name="T7">bits</text:span><text:span text:style-name="T8">) que é usado para armazenar qual linha da tabela entra na resposta da consulta ou não. Desta forma, todas as linhas não excluídas são avaliadas para saber se entram ou não na resposta da consulta. Se a consulta usar índices, não necessariamente todas as linhas precisam ser lidas. Se não houver linhas excluídas, uso de índice nem filtro (cláusula </text:span><text:span text:style-name="T7">where</text:span><text:span text:style-name="T8">), o </text:span><text:span text:style-name="T7">bitmap</text:span><text:span text:style-name="T8"> simplesmente é posto para ter como resposta todas as linhas da tabela. </text:span></text:p>
      <text:p text:style-name="P3"><text:tab/>Neste processo, gasta-se tempo percorrendo as linhas da tabela (mas não necessariamente lendo todas elas). Mesmo assim, na prática as consultas ficam mais rápidas pelo fato de não ter que alocar espaço para as tabelas temporárias. Em dispositivos mais antigos, como Palm e Windows CE/Mobile, alocações e desalocações seguidas podem fragmentar a memória. Com isso, pode ser que haja espaço livre na memória, mas não de forma contínua o suficiente para alocar determinada estrutura.</text:p>
      <text:p text:style-name="P3"><text:tab/>Se a tabela for alterada ao mesmo tempo que o resultado de uma consulta é usado, o resultado será modificado.</text:p>
      <text:p text:style-name="P3"><text:tab/>Quando se usar tabelas temporárias, em alguns casos pode-se saber o tamanho da tabela temporária. Nesse caso, o espaço total é alocado de uma só vez. Infelizmente isso não pode ser feito com junções, então a tabela temporária é crescida aos poucos, o que pode causar o problema de fragmentação de memória. Para minimizar isso, é armazenada em memória uma tabela <text:span text:style-name="T7">hash</text:span> de estatísticas, contendo o <text:span text:style-name="T7">hash</text:span> de uma consulta sem computar os valores constantes (como se fosse um <text:span text:style-name="T7">prepared statement</text:span>) e o tamanho de seus <text:span text:style-name="T3">.db</text:span> e <text:span text:style-name="T3">.dbo</text:span> temporários que sua última execução tiveram. Assim, se a mesma consulta for repetida ou então uma outra muito parecida for usada (só mudando essas constantes), e não for possível calcular o tamanho total da tabela temporária antes de começar a colocar dados nela, essa estatística é usada para dar o tamanho inicial para os arquivos da tabela temporária. Isso é útil pois muitas vezes consultas semelhantes se repetem. Na prática, aumentou o desempenho do banco. </text:p>
      <text:p text:style-name="P3"><text:tab/>Ao final da criação da tabela temporária, pode ser que haja espaço sobrando nos arquivos em memória, que serão encolhidos para caber somente os dados retornados.</text:p>
      <text:p text:style-name="P3"><text:tab/>Nas tabelas temporárias, <text:span text:style-name="T7">strings</text:span> e <text:span text:style-name="T7">blobs</text:span> não ficam armazenados no <text:span text:style-name="T3">.dbo</text:span> temporário. Apenas um ponteio para o arquivo <text:span text:style-name="T3">.dbo</text:span> onde se encontra (pode ser um junção e haver mais de um <text:soft-page-break/>usado na consulta) e a posição onde se encontra. Desta forma, economiza-se memória. Porém, quando há ordenações na consulta (<text:span text:style-name="T3">order by</text:span> e <text:span text:style-name="T3">group by</text:span>), as strings são carregadas em memória para uma matriz à medida do necessário para não ler do arquivo a todo momento durante a ordenação para não torná-la lenta demais. Entretanto, elas não ficam na tabela temporária. <text:s/></text:p>
      <text:h text:style-name="Heading_20_1" text:outline-level="1">Cache para Leitura e Escrita:</text:h>
      <text:p text:style-name="P3"><text:tab/>Tanto a bibliografia consultada como testes empíricos indicaram que ler ou escrever blocos muito pequenos de memória levam aproximadamente a mesma quantidade de tempo mesmo que esses blocos aumentem de tamanho. Ou seja, ler ou escrever 2, 20, 200 ou 2.000 <text:span text:style-name="T7">bytes</text:span> levam aproximadamente o mesmo tempo. Porém, o mesmo não pode ser dito com relação a 2.000, 20.000 , 200.000 e assim sucessivamente. Ou seja, toda operação de leitura e escrita em disco é feita em blocos de tamanho fixo, mesmo que a quantidade de <text:span text:style-name="T7">bytes</text:span> a ser lida ou escrita seja muito menor que o tamanho do bloco todo. O mesmo teste foi feito em vários dispositivos diferentes e a conclusão é que a grande maioria deles utiliza um bloco de 2048 <text:span text:style-name="T7">bytes</text:span>. Dessa forma, ler e escrever em pequenos blocos faz com que o programa perca performance. A solução, então, é usar uma <text:span text:style-name="T7">cache</text:span> de leitura e escrita com o tamanho mínimo de 2048 <text:span text:style-name="T7">bytes</text:span> ou com o número de <text:span text:style-name="T7">bytes</text:span> requisitados se essa quantidade for maior do que o tamanho do bloco. A única exceção é para o arquivo <text:span text:style-name="T7">.idk</text:span>. Nesse caso, o tamanho da cache é um múltiplo do tamanho do nó do índice. Isso evita que um nó fique entre dois blocos de memória e causando a leitura de mais de um bloco para ler um único nó. Para o código nativo, o tamanho ideal encontrado é de duas vezes o tamanho do nó. Para a plataforma <text:span text:style-name="T7">deskop</text:span>, apenas uma vez.</text:p>
      <text:p text:style-name="P3"><text:tab/>Então, toda a vez que é necessário buscar um dado no arquivo, verifica-se se ele está na <text:span text:style-name="T7">cache</text:span>. Se estiver, o arquivo não precisa ser acessado. Senão, se a <text:span text:style-name="T7">cache</text:span> estiver suja, ou seja, se os dados que estão na memória tiverem sido alterados, os dados da cache precisam ser copiados para o disco para posteriormente os novos dados serem lidos. </text:p>
      <text:p text:style-name="P3"><text:tab/>Para que não haja perda de dados, a cache também deve ser salva sempre que o arquivo for fechado ou renomeado. Já para diminuir as probabilidades de haver perdas de dados, as <text:span text:style-name="T7">caches</text:span> dos arquivos da tabela sempre são salvas quando se está inserindo, alterando, ou removendo uma linha sem usar o <text:span text:style-name="T3">setRowInc()</text:span><text:span text:style-name="T9">, ou alterando os metadados da tabela, como ao adicionar um novo índice</text:span>. O mesmo é feito ao se fazer um <text:span text:style-name="T3">setRowInc(-1)</text:span>. Assim, se houver um problema com o dispositivo durante o uso, quando um coletor o estiver usando na rua, por exemplo, a probabilidade de ele perder os dados inseridos, alterados e removidos fica bem menor. O mesmo não foi feito quando se usa o <text:span text:style-name="T3">setRowInc()</text:span> com um valor alto para, em geral, fazer cargas de dados, porque se der um problema no dispositivo e a tabela se perder nesse ponto, o usuário pode simplesmente baixar os dados da tabela novamente. Com isso, as cargas ficam rápidas e alterações pequenas nas tabelas correm menos riscos de serem perdidas.</text:p>
      <text:p text:style-name="P3"><text:tab/>A única plataforma em que esse mecanismo de <text:span text:style-name="T7">cache</text:span> não foi implementado foi no BlackBerry porque a classe <text:span text:style-name="T3">File</text:span> para esse dispositivo já implementa tal mecanismo.</text:p>
      <text:p text:style-name="P3"><text:tab/>Em Java não se pode controlar qual objeto é finalizado primeiro ao fechar a aplicação. Então, se o usuário não der um <text:span text:style-name="T3">closeAll()</text:span>, pode acontecer de os arquivos da tabela serem fechados antes de dados modificados na cache serem salvos no arquivo. Com isso, ao tentar se salvar os dados em um arquivo já fechado, uma exceção não vai ser disparada porque o aplicativo já está finalizando e a tabela vai ficar corrompida <text:s/>Para evitar que isso ocorra, os objetos do tipo <text:span text:style-name="T3">File</text:span> só poderão ser finalizados se todas as conexões com o Litebase estiverem fechadas. Essa política não causa problemas de desempenho porque quando uma conexão é fechada, mesmo que haja outra aberta, todos os arquivos das tabelas abertas por uma conexão são fechados. </text:p>
      <text:p text:style-name="P3"><text:tab/>Futuramente, para a implementação de transações, concorrência e para a compactação dos arquivos da tabela por blocos de dados, seria interessante que os arquivos fossem separados em páginas e a <text:span text:style-name="T7">cache</text:span> sempre carregasse determinada página em memória e não simplesmente um bloco <text:soft-page-break/>de arquivo tal como é feito atualmente. Assim, ao se alterar uma página, apenas a mesma precisaria receber um <text:span text:style-name="T7">lock</text:span> e ter seu <text:span text:style-name="T7">backup</text:span> salvo na hora de se fazer uma alteração, não sendo necessário tal procedimento para a tabela toda.</text:p>
      <text:h text:style-name="P21" text:outline-level="1">Compactação de Dados:</text:h>
      <text:p text:style-name="P3"><text:tab/>Atualmente, a única forma de se compactar os dados em uma tabela é usar o modo <text:span text:style-name="T3">isAscii</text:span> ao usar strings se o formato unicode não for necessário. Uma outra forma possível é compactar strings desde que elas sejam grandes o suficiente (tenham mais de 100 caracteres) e armazená-las em um blob.</text:p>
      <text:p text:style-name="P3"><text:tab/>A compactação de tabelas por blocos agilizaria as operações de leitura e escrita na tabelas, pois mais dados seriam lidos e escritos por vez. </text:p>
      <text:h text:style-name="P21" text:outline-level="1">Criação de Índices:</text:h>
      <text:p text:style-name="P3"><text:tab/>Quando um índice é criado, os dados das chaves são ordenados e armazenados de tal forma que o nós da árvore b sempre fiquem cheios. Para isso, quando um nó está completo, ele é dividido ao final. Quando o índice é pelo <text:span text:style-name="T3">rowid</text:span>, ele não precisa ser ordenado. Futuramente, a ordenação será tirada se o índice for composto e o campo principal for o <text:span text:style-name="T3">rowid</text:span>. </text:p>
      <text:p text:style-name="P3"><text:tab/>Essa ordenação é feita usando um <text:span text:style-name="T7">radix sort</text:span> quando os dados são números inteiros (SHORT, INT, LONG e DATE). Já quando os dados são dos demais tipos exceto BLOB (não faz sentido ordená-los), é usado um <text:span text:style-name="T7">quick sort</text:span> com pilha (se a tabela for grande a recursão estoura a pilha de execução) e pivô pseudoaleatório. Mais ainda, se os dados passados inicialmente já estiverem ordenados nada é feito e a pilha tem tamanho máximo fixo, já que o tamanho máximo de nós da versão atual (2.6x) é<text:span text:style-name="T9"> de </text:span><text:span text:style-name="T17">32767, permitindo no máximo ~1,3 milhão de chaves. A nova versão a ser lançada (2.7) dobra o número máximo de nós e, consequentemente, o de chaves. Com a evolução dos dispositivos, é necessário que os índices possam ser maiores para permitir tabelas maiores com índices em suas colunas (o que atualmente é impossível). Isso é fácil de se fazer aumentando o tamanho dos ponteiros das árvores. Contudo, será necessário estudar novos tamanhos de nó para ver qual o novo valor ótimo. <text:s/></text:span><text:span text:style-name="T9"><text:s/></text:span></text:p>
      <text:p text:style-name="P3"><text:tab/>Ao se inserir novos dados, os nós da árvore b não serão arrumados para que fiquem sempre cheios. Isso faria com que o desempenho de inserções e atualizações piorasse. O mesmo não ocorreria com as remoções por essas serem lógicas. Portanto, para que o índice volte a ficar com seus nós cheios, pode-se remover e recriar os índices ou fazer um <text:span text:style-name="T7">purge</text:span> na tabela. A vantagem de se ter os nós cheios é acelerar as buscas que usam índices. Por outro lado, as primeiras modificações nos índices serão mais lentas pois os nós provavelmente precisarão ser divididos em uma atualização ou inserção. A recriação de índices também tem como utilidade remover as chaves apagadas.</text:p>
      <text:h text:style-name="Heading_20_1" text:outline-level="1">Uso de Índices nas consultas</text:h>
      <text:h text:style-name="Heading_20_2" text:outline-level="2"><text:span text:style-name="T8">Cláusula </text:span>where <text:s/><text:tab/></text:h>
      <text:p text:style-name="P3"><text:tab/>Ao avaliar uma cláusula <text:span text:style-name="T7">where</text:span> para a aplicação de índice simples, primeiramente a árvore é percorrida até a ponta mais à esquerda e tenta-se aplicar os índices da ponta mais à esquerda até subir à raiz. Nenhum índice é aplicado se o operador booleano (and ou or) for invertido durante a descida. O processo de subida novamente termina caso não seja possível aplicar índice a alguma coluna de uma operação da cláusula <text:span text:style-name="T7">where</text:span>. Caso nenhum índice seja aplicado à esquerda, tenta-se repetir o mesmo processo para a direita. <text:s text:c="2"/></text:p>
      <text:p text:style-name="P3"><text:tab/>Na versão atual (2.6x) os índices compostos não são usados para nada. Apenas as chaves <text:soft-page-break/>compostas são usadas para a verificação de violação de chave primária. Numa versão já implementada para ser lançada, a aplicação dos índices compostos é feita de modo similar a do simples, exceto que a parte da árvore onde um deles é aplicado só pode ter igualdade e as colunas usadas na ordem em que aparecem na leitura da árvore precisam ser ao menos o prefixo de um índice composto. Em uma implementação futura, o último campo do prefixo do índice composto poderá ser uma desigualdade, tal como é feito em outros bancos. </text:p>
      <text:h text:style-name="P24" text:outline-level="2">MAX e MIN</text:h>
      <text:p text:style-name="P8"><text:tab/>Se a coluna usada nas funções de agregação MAX ou MIN contiver índice, ele será usado desde que todas as colunas retornadas na consulta que use agregação possam ser resolvidas usando índice e sejam todas de MAX e MIN. Nesse caso, o índice será percorrido para pegar seu valor máximo ou mínimo, respectivamente, não levando em conta eventuais valores excluídos, já que a remoção é sempre lógica. O índice pode ser usado se for simples ou então a coluna usada como parâmetro for a primeira de um índice composto.</text:p>
      <text:h text:style-name="P24" text:outline-level="2">GROUP BY e ORDER BY</text:h>
      <text:p text:style-name="P8"><text:tab/>Se possível, a ordenação para GROUP BY e ORDER BY deve ser feita usando índice. Isso poderá ocorrer se as colunas da ordenação não puderem ter NULL, ou seja, elas têm que ser declaradas como NOT NULL (se tiverem NULL, os índices não podem ser usados para a ordenação pois os NULLs não são colocados nos mesmos).</text:p>
      <text:p text:style-name="P8"><text:tab/>Além disso, a consulta com esse tipo de uso de índice não deve ter cláusula <text:span text:style-name="T7">where</text:span> que não possa ser totalmente resolvida com o uso de índices, nem função de agregação, nem junção, de forma que todo o índice possa ser varrido de forma ascendente ou descendente, excluindo-se as linhas removidas ou as que não satisfazem uma eventual cláusula <text:span text:style-name="T7">where</text:span> já totalmente resolvida com índices.</text:p>
      <text:p text:style-name="P8"><text:tab/>Finalmente, o índice só pode ser usado para uma ordenação se todas as colunas da ordenação forem as primeiras colunas de um índice composto, na mesma forma da criação do índice, ou só houver uma coluna a ser ordenada que possui um índice simples. <text:s/></text:p>
      <text:h text:style-name="P24" text:outline-level="2">Junções</text:h>
      <text:p text:style-name="P8"><text:tab/>Em junções os índices simples são usados, quando disponíveis, para pegar quais linhas da próxima tabela satisfazem a cláusula de junção, evitando leituras desnecessárias a linhas de tabelas.</text:p>
      <text:p text:style-name="P8"><text:tab/>Em uma versão já pronta a ser lançada no futuro, os índices compostos também podem ser usados para essa função desde que a ordem final usada pelo Litebase do prefixo das tabelas na junção seja a mesma usada pelo prefixo de um índice composto. </text:p>
      <text:h text:style-name="Heading_20_2" text:outline-level="2">Aplicação futura de índices</text:h>
      <text:p text:style-name="P7"><text:tab/>Atualmente, os <text:span text:style-name="T7">result sets</text:span> carregam um <text:span text:style-name="T7">bitmap</text:span> por tabela. Dessa forma, não é possível usar índices com diferentes operadores. A sugestão é que no futuro haja um <text:span text:style-name="T7">bitmap</text:span> <text:s/>para cada operando booleano quando o índice puder ser aplicado. Sempre que possível, eles devem ser logo unidos quando se referirem a mesma tabela. Se possível, <text:span text:style-name="T7">shifts</text:span> e reduções devem ser feitos para simplificar parte da expressão já calculada. Atualmente a única otimização de uma expressão de cláusula <text:span text:style-name="T7">where</text:span> e cláusula <text:span text:style-name="T7">having</text:span> é a remoção de negações.</text:p>
      <text:h text:style-name="P21" text:outline-level="1"><text:soft-page-break/>Avaliação de uma árvore de expressão:</text:h>
      <text:h text:style-name="P23" text:outline-level="2"><text:span text:style-name="T8">Remoção de </text:span><text:span text:style-name="T4">not</text:span><text:span text:style-name="T8">s</text:span>:</text:h>
      <text:p text:style-name="P3"><text:tab/>De modo a utilizar índices em mais casos, optou-se por retirar os operadores booleanos <text:span text:style-name="T3">not</text:span>. Seria possível usar os índices com <text:span text:style-name="T3">not</text:span>, mas não na abordagem corrente de uso de índices. De qualquer forma, esse procedimento ajuda a reduzir o tamanho da árvore de uma expressão em uma cláusula <text:span text:style-name="T7">where</text:span> ou cláusula <text:span text:style-name="T7">having</text:span>.</text:p>
      <text:p text:style-name="P3"><text:tab/>Quando a política de uso de índices for modificada no futuro, os <text:span text:style-name="T3">nots</text:span> não deverão ser removidos em todos os casos. Por exemplo, <text:span text:style-name="T3">not (A = a and B = b) </text:span>com índice composto nas colunas <text:s/>A e B. Transformar essa árvore em <text:span text:style-name="T3">A </text:span><text:span text:style-name="T5">≠</text:span><text:span text:style-name="T6"> a or B </text:span><text:span text:style-name="T5">≠</text:span><text:span text:style-name="T3"> B</text:span> seria desvantajoso.</text:p>
      <text:p text:style-name="P3"><text:tab/>O que se fez foi:</text:p>
      <text:list xml:id="list36171169" text:style-name="L9">
        <text:list-item>
          <text:p text:style-name="P20">not (A = B) <text:span text:style-name="T13"></text:span><text:span text:style-name="T14"> A </text:span><text:span text:style-name="T15">≠ B</text:span></text:p>
        </text:list-item>
        <text:list-item>
          <text:p text:style-name="P20"><text:span text:style-name="T15">not (A ≠ B) </text:span><text:span text:style-name="T13"></text:span><text:span text:style-name="T14"> A = B</text:span></text:p>
        </text:list-item>
        <text:list-item>
          <text:p text:style-name="P20">not (A <text:span text:style-name="T16">≥</text:span> B) <text:span text:style-name="T13"></text:span><text:span text:style-name="T14"> A &lt;</text:span><text:span text:style-name="T15"> B</text:span></text:p>
        </text:list-item>
        <text:list-item>
          <text:p text:style-name="P20"><text:span text:style-name="T15">not (A </text:span><text:span text:style-name="T14">&lt;</text:span><text:span text:style-name="T15"> B) </text:span><text:span text:style-name="T13"> <text:s/></text:span><text:span text:style-name="T14">A </text:span><text:span text:style-name="T16">≥</text:span><text:span text:style-name="T14"> B</text:span></text:p>
        </text:list-item>
        <text:list-item>
          <text:p text:style-name="P20"><text:span text:style-name="T15">not (A </text:span><text:span text:style-name="T16">≤</text:span><text:span text:style-name="T15"> B) </text:span><text:span text:style-name="T13"> A &gt; B</text:span></text:p>
        </text:list-item>
        <text:list-item>
          <text:p text:style-name="P20"><text:span text:style-name="T15">not (A </text:span><text:span text:style-name="T16">&gt;</text:span><text:span text:style-name="T15"> B) </text:span><text:span text:style-name="T13"> A </text:span><text:span text:style-name="T16">≤</text:span><text:span text:style-name="T13"> B</text:span></text:p>
        </text:list-item>
        <text:list-item>
          <text:p text:style-name="P20"><text:span text:style-name="T15">not A is not null </text:span><text:span text:style-name="T13"> <text:s/>A </text:span><text:span text:style-name="T14">is</text:span><text:span text:style-name="T15"> null</text:span></text:p>
        </text:list-item>
        <text:list-item>
          <text:p text:style-name="P20"><text:span text:style-name="T15">not A is null </text:span><text:span text:style-name="T13"> <text:s/>A </text:span><text:span text:style-name="T14">is</text:span><text:span text:style-name="T15"> not null</text:span></text:p>
        </text:list-item>
        <text:list-item>
          <text:p text:style-name="P20"><text:span text:style-name="T15">not A like B </text:span><text:span text:style-name="T13"> <text:s/></text:span><text:span text:style-name="T15">A not like B</text:span></text:p>
        </text:list-item>
        <text:list-item>
          <text:p text:style-name="P20"><text:span text:style-name="T15">not A not like B </text:span><text:span text:style-name="T13"> <text:s/></text:span><text:span text:style-name="T15">A like B <text:s/></text:span></text:p>
        </text:list-item>
        <text:list-item>
          <text:p text:style-name="P20"><text:span text:style-name="T15">not not A </text:span><text:span text:style-name="T13"> <text:s/></text:span><text:span text:style-name="T15">A</text:span></text:p>
        </text:list-item>
        <text:list-item>
          <text:p text:style-name="P20"><text:span text:style-name="T15">not (A and B) </text:span><text:span text:style-name="T13"></text:span><text:span text:style-name="T14"> </text:span><text:span text:style-name="T15">not A or not B</text:span></text:p>
        </text:list-item>
        <text:list-item>
          <text:p text:style-name="P20"><text:span text:style-name="T15">not (A or B) </text:span><text:span text:style-name="T13"></text:span><text:span text:style-name="T14"> </text:span><text:span text:style-name="T15">not</text:span><text:span text:style-name="T14"> </text:span><text:span text:style-name="T15">A and not B</text:span></text:p>
        </text:list-item>
      </text:list>
      <text:p text:style-name="P5"/>
      <text:p text:style-name="P6"><text:span text:style-name="T15">onde os </text:span><text:span text:style-name="T5">nots</text:span><text:span text:style-name="T15"> que aparecem do lado direito ou pertencem aos próprios operadores ou serão removidos recursivamente.</text:span></text:p>
      <text:h text:style-name="P26" text:outline-level="2">Limitação com NULLs:</text:h>
      <text:p text:style-name="P2"><text:tab/>Os NULLs não entram nos índices. Para retornar os valores diferentes em uma consulta em coluna que usa índice, tem que colocar especificamente o is NOT NULL para retornar o resultado correto. Esses valores não entram no índice para não deixá-los grandes demais em tabelas esparsas.</text:p>
      <text:p text:style-name="P7"><text:tab/></text:p>
      <text:h text:style-name="Heading_20_1" text:outline-level="1">Suporte a Outros Idiomas:</text:h>
      <text:p text:style-name="P3"><text:tab/>Atualmente o Litebase suporta português e inglês. Todas as mensagens de erro do Litebase são constantes que apontam para uma posição de um vetor das mensagens de determinado idioma. Desta forma, é fácil fazer com que o banco suporte mais línguas. As exceções são mensagens internas do dispositivo, como no caso de erros em operações de arquivo, quando o Litebase vai <text:soft-page-break/>pegar a mensagem dada pelo código de erro nativo, que vai ser gerada no idioma usado pelo dispositivo. Isso foi feito desta forma pois cada dispositivo tem a sua própria lista de códigos de erros e suas mensagens, não dando para adivinhar a priori como serão.</text:p>
      <text:h text:style-name="Heading_20_1" text:outline-level="1"><text:span text:style-name="T3">recoverTable</text:span>():</text:h>
      <text:p text:style-name="P3"><text:tab/>Este método deve ser chamado quando uma tabela não foi fechada corretamente em seu primeiro uso durante uma aplicação. Toda a vez que uma tabela é modificada, um <text:span text:style-name="T7">bit</text:span> no cabeçalho é usado para marcar que a tabela não foi fechada corretamente. Se a aplicação for fechada abruptamente sem antes ter sido dado <text:span text:style-name="T3">closeAll()</text:span> na conexão, as tabelas ficarão marcadas como não fechadas corretamente. Se a aplicação encerrar normalmente, mesmo que o <text:span text:style-name="T3">closeAll()</text:span> não seja chamado explicitamente, ele será chamado durante o fechamento. Se este método não for chamado em uma tabela não fechada corretamente, seu uso acarretará o lançamento de uma <text:span text:style-name="T3">TableNotClosedException</text:span> para alertar o programador que a operação é necessária.</text:p>
      <text:p text:style-name="P3"><text:tab/>Durante o funcionamento, ele verifica o <text:span text:style-name="T7">byte</text:span> com a informação sobre o fechamento da tabela. Se tiver como fechado corretamente, lança um <text:span text:style-name="T3">DriverException</text:span> (para que o programador da aplicação saiba o que ocorreu). O método de recuperação não é chamado automaticamente pois seu processo pode ser lento para tabelas grandes e o programador pode julgar que haja um problema no Litebase.</text:p>
      <text:p text:style-name="P3"><text:tab/>Se a tabela não tiver sido fechada corretamente, o <text:span text:style-name="T7">byte</text:span> é marcado como um e todas as linhas <text:s/>são verificadas para saber se o CRC salvo na linha é igual ao calculado na hora. Se não (se a linha tiver lixo, algo muito pouco provável pois os arquivos crescem zerados, ou alguma <text:span text:style-name="T7">string</text:span> tiver se perdido), o <text:span text:style-name="T4">rowid</text:span> da linha é colocado como zero e a linha, marcada como apagada. É possível que o <text:span text:style-name="T7">blob</text:span> se perca mas não seu tamanho. Porém, isso é pouco provável de acontecer, já que ambos são salvos no mesmo arquivo, o <text:span text:style-name="T4">.dbo</text:span>. Ao final, possivelmente haverá linhas vazias, zeradas, que eram espaços para as novas linhas. Quando uma tabela é fechada corretamente, esse espaço é removido. O método de recuperação irá tirar esse espaço extra caso haja. Ao final, retornará <text:span text:style-name="T3">true</text:span> se houve linha recuperada e <text:span text:style-name="T3">false</text:span>, caso contrário. Obviamente é possível que uma linha fique espúria e seu CRC calculado durante o processo de recuperação seja idêntico ao salvo. Contudo, isso é altamente improvável. </text:p>
      <text:h text:style-name="Heading_20_1" text:outline-level="1"><text:span text:style-name="T7">Singletons</text:span>:</text:h>
      <text:p text:style-name="P3"><text:tab/>Tanto os objetos do tipo <text:span text:style-name="T4">LitebaseConnection</text:span> e <text:span text:style-name="T3">PreparedStatement</text:span> são tratados como <text:span text:style-name="T7">singleton </text:span><text:span text:style-name="T8">(uma coisa única)</text:span>. No primeiro caso, se os parâmetros da conexão, o <text:span text:style-name="T7">application id</text:span> e a <text:span text:style-name="T7">thread</text:span> se repetirem e uma conexão com os mesmo dados já tiver sido criada e for válida, a mesma será reaproveitada e retornada sem criar uma nova conexão. No segundo caso, se a <text:span text:style-name="T7">string</text:span> passada para o <text:span text:style-name="T3">PreparedStatement</text:span> for igual a uma já passada e o antigo <text:span text:style-name="T3">PreparedStatement</text:span> for válido (uma das tabelas dele não foi fechada nem apagada e o objeto nem a conexão onde foi criado foi fechado), o mesmo será reaproveitado sem criar um novo.</text:p>
      <text:p text:style-name="P3"><text:tab/>Isso foi feito pois é comum os programadores ficarem pegando novas instâncias da conexão com o banco e repreparando os <text:span text:style-name="T3">PreparedStatement</text:span> a todo o momento sem necessidade ao invés de pendurá-los em um campo de uma classe. </text:p>
      <text:h text:style-name="Heading_20_1" text:outline-level="1">Nativização:</text:h>
      <text:p text:style-name="P3"><text:tab/>Praticamente todo o código dos dispositivos que usam a VM do TotalCross é nativo. A exceção é para lidar com o carregamento da biblioteca nativa do Litebase e eventualmente alguns problemas de múltiplas <text:span text:style-name="T7">threads</text:span> tentando carregar a biblioteca. Com isso, toda a execução do Litebase é nativa, sem ter que passar pela VM, aumentando o desempenho. Porém, há que se ter <text:soft-page-break/>cuidado durante a criação de objetos, para que não fiquem presos para sempre desnecessariamente e evitar coletas indesejadas. Além disso, deve-se tomar cuidados com o acesso a objetos já coletados no código nativo.</text:p>
      <text:p text:style-name="P3"><text:tab/>Apesar disso, o código foi feito de forma a ser o mais independente de plataforma o possível, usando, sempre que possível, funções nativas do próprio TotalCross para lidar com a parte dependente. Desta maneira, é fácil portar o código nativo do Litebase escrito em C para novas plataformas como o Windows 8.</text:p>
      <text:h text:style-name="Heading_20_1" text:outline-level="1">Muitos Arquivos Abertos:</text:h>
      <text:p text:style-name="P3"><text:tab/>As plataformas POSIX (Linux, Android e iOS) possuem um limite global de quantos arquivos podem ser abertos ao mesmo tempo. Portanto, se esse limite for atingido, um erro é disparado pelo SO avisando que o limite foi alcançado. Como no Litebase alguns programadores usam muitas tabelas e elas não são salvas em um único arquivo por base como alguns bancos fazem, esse limite pode ser facilmente estourado especialmente no iOS, onde o limite é muito baixo (uns 256). </text:p>
      <text:p text:style-name="P3"><text:tab/>Para contornar o problema, nessas plataformas o Litebase mantém uma lista global de arquivos abertos com os limites de 128 para iOS, 512 para Android, e 1024 para Linux. Desta forma, o Litebase não manterá arquivos abertos em demasia impedindo que outras aplicações possam abrir alguns arquivos também. No Android, um teste bobo, onde se atingiu o limite de arquivos propositalmente em uma aplicação TotalCross, ao minimizá-la e tentar abrir outras fez com que o dispositivo reiniciasse.</text:p>
      <text:h text:style-name="Heading_20_1" text:outline-level="1">Criptografia Simples</text:h>
      <text:p text:style-name="P3"><text:tab/>Na versão atual (2.6x) não há nenhuma forma de criptografia. Logo, se um <text:span text:style-name="T3">.db</text:span> for aberto, por exemplo, será fácil ver os nomes das colunas e os valores padrão, por exemplo. Já se um <text:span text:style-name="T3">.dbo</text:span> for aberto, será possível ler todas as <text:span text:style-name="T7">strings</text:span> salvas. Para tornar os dados ilegíveis, uma embaralhação simples é feita nos dados, pegando-se cada <text:span text:style-name="T7">byte</text:span> e fazendo o <text:span text:style-name="T4">xor</text:span> com <text:span text:style-name="T18">0xAA</text:span>. Futuramente deseja-se suportar criptografia forte, o que aumenta a segurança mas diminui o desempenho do banco.</text:p>
      <text:h text:style-name="Heading_20_1" text:outline-level="1"><text:span text:style-name="T7">Hash</text:span> para <text:span text:style-name="T7">Strings</text:span> e Índices de <text:span text:style-name="T7">Strings</text:span></text:h>
      <text:p text:style-name="P3"><text:span text:style-name="T8"><text:tab/>Numa versão já implementada e pronta para ser lançada, uma coluna do tipo CHAR ou VARCHAR pode ser declarada com USING HASH, de modo que todas as </text:span><text:span text:style-name="T7">strings</text:span><text:span text:style-name="T8"> usadas até então fiquem carregadas em uma tabela </text:span><text:span text:style-name="T7">hash</text:span><text:span text:style-name="T8">, juntamente com a posição do </text:span><text:span text:style-name="T4">.dbo</text:span><text:span text:style-name="T8">. Então, se uma </text:span><text:span text:style-name="T7">string</text:span><text:span text:style-name="T8"> a ser inserida/alterada for igual a uma já presente na tabela, não é necessário colocar uma cópia dessa </text:span><text:span text:style-name="T7">string</text:span><text:span text:style-name="T8"> no </text:span><text:span text:style-name="T4">.dbo</text:span><text:span text:style-name="T8"> e sim usar a mesma posição da anterior que é idêntica no registro. Porém, isso não ocorrerá se a primeira </text:span><text:span text:style-name="T7">string</text:span><text:span text:style-name="T8"> já tiver sido inserida em outra ocasião e ao inserir a segunda a tabela tiver sido fechada. Nesse caso, duas cópias da mesma </text:span><text:span text:style-name="T7">string</text:span><text:span text:style-name="T8"> aparecerão no </text:span><text:span text:style-name="T4">.dbo</text:span><text:span text:style-name="T8">. Isso foi feito para não haver perda de desempenho relendo toda a tabela para carregar todas as strings da coluna declarada com USING HASH, lembrando que vários programadores abrem e fecham a conexão com o banco diversas vezes. Contudo, o </text:span><text:span text:style-name="T7">purge</text:span><text:span text:style-name="T8"> pode ser usado para remover </text:span><text:span text:style-name="T7">strings</text:span><text:span text:style-name="T8"> repetidas na coluna. Esse tipo de coluna é muito útil quando os dados são muito repetidos, como códigos de estado (RJ, SP, RS, etc), valores booleanos (S, N), etc. </text:span></text:p>
      <text:p text:style-name="P3"><text:span text:style-name="T8"><text:tab/>Outra abordagem que pode ser implementada usando </text:span><text:span text:style-name="T7">hash</text:span><text:span text:style-name="T8"> e colunas de </text:span><text:span text:style-name="T7">string</text:span><text:span text:style-name="T8"> é declarar o índice dela como usando </text:span><text:span text:style-name="T7">hash</text:span><text:span text:style-name="T8"> de forma que a árvore b dela seja ordenada pelo código </text:span><text:span text:style-name="T7">hash</text:span><text:span text:style-name="T8"> da </text:span><text:span text:style-name="T7">string</text:span><text:span text:style-name="T8"> e não pela </text:span><text:span text:style-name="T7">string</text:span><text:span text:style-name="T8"> propriamente dita. Isso seria útil para o caso de pesquisas de igualdade com </text:span><text:span text:style-name="T7">strings</text:span><text:span text:style-name="T8"> com muita frequência. Fazendo isso, apenas uma ou algumas poucas </text:span><text:span text:style-name="T7">strings</text:span><text:span text:style-name="T8"> seriam </text:span><text:soft-page-break/><text:span text:style-name="T8">carregadas, caso haja conflito.</text:span></text:p>
      <text:h text:style-name="P22" text:outline-level="1">IN</text:h>
      <text:p text:style-name="P3"><text:tab/>Atualmente o Litebase não suporta a operação de IN, sendo necessário fazer um OR grande com todas os valores usados. Porém, alguns programadores estouram o número máximo de cláusulas que o OR permite, que é de 254 em todas as plataformas exceto no Palm, que é de 128. Portanto, é bastante importante que seja implementado em breve.</text:p>
      <text:h text:style-name="Heading_20_1" text:outline-level="1">Transação</text:h>
      <text:p text:style-name="P3"><text:tab/>Atualmente não existe transação. Mesmo que um dado não seja perdido a não ser em cargas com a abordagem atual, não é possível garantir a consistência entre tabelas, por exemplo. Por isso, está em curso a implementação de uma transação simples. A abordagem sendo implementada é a seguinte:</text:p>
      <text:list xml:id="list36188797" text:style-name="L10">
        <text:list-item>
          <text:p text:style-name="P15">As chamadas para o uso de transação não são em SQL e sim chamadas de método de <text:span text:style-name="T3">LitebaseConnection</text:span> pois isso evitará erros de sintaxe que podem deixar inconsistências nas tabelas. Além disso, as transações serão simples, sem a possibilidade de fazer <text:span text:style-name="T7">rollbacks</text:span> a determinados pontos e de ter tipos diferentes de transação.</text:p>
        </text:list-item>
        <text:list-item>
          <text:p text:style-name="P15">Uma transação não pode ser aninhada. Ou seja, um <text:span text:style-name="T3">beginTransaction()</text:span> <text:s/>não pode ser chamado enquanto uma transação estiver vigente (depois de um <text:span text:style-name="T3">beginTransaction()</text:span> que não seja sucedido por um <text:span text:style-name="T3">endTransaction()</text:span>).</text:p>
        </text:list-item>
        <text:list-item>
          <text:p text:style-name="P15">As operações de transação não podem ser chamadas de fora de uma transação. Ou seja, um <text:span text:style-name="T3">endTransaction()</text:span>, <text:span text:style-name="T3">commitTransaction()</text:span> e <text:span text:style-name="T3">rollbackTransaction()</text:span> têm que ser chamados em uma transação vigente.</text:p>
        </text:list-item>
        <text:list-item>
          <text:p text:style-name="P15">Um <text:span text:style-name="T3">closeAll()</text:span> não pode ser dado enquanto uma transação estiver vigente. Primeiro é necessário dar um <text:span text:style-name="T3">endTransaction()</text:span>. Se um programador simplesmente fechar sua aplicação e ela não der um <text:span text:style-name="T3">closeAll()</text:span>, ao reabrir a aplicação e criar uma nova instância de Litebase, operações não previamente comitadas serão desfeitas.</text:p>
        </text:list-item>
        <text:list-item>
          <text:p text:style-name="P15">Se as operações do Litebase não forem feitas dentro de uma transação, o comportamento será igual ao anterior. Ele não vai fazer como outros bancos, tais como o DB2E e o SQLite, que tratariam cada operação como se fosse uma transação individual. O motivo para isso é para que aplicações antigas não tenham o desempenho muito prejudicados em operações de inserção, alteração e remoção de registros.</text:p>
        </text:list-item>
        <text:list-item>
          <text:p text:style-name="P15">O <text:span text:style-name="T3">commitTransaction()</text:span> permite comitar alterações na base em definitivo sem terminar a transação. Se algumas operações precisarem ser desfeitas, só o serão a partir do último <text:span text:style-name="T3">commitTransaction()</text:span>. </text:p>
        </text:list-item>
        <text:list-item>
          <text:p text:style-name="P15">Tirar e colocar índices e chaves, renomeamento de tabela e coluna não são levados em conta na transação. Ou seja, essas operações não são comitadas ou desfeitas.</text:p>
        </text:list-item>
        <text:list-item>
          <text:p text:style-name="P15">Tabelas criadas e populadas dentro da transação ficarão vazias se houver um <text:span text:style-name="T7">rollback</text:span>, mas não deixarão de existir.</text:p>
        </text:list-item>
        <text:list-item>
          <text:p text:style-name="P15">Apagar uma tabela dentro da transação a exclui para sempre.</text:p>
          <text:p text:style-name="P15"/>
        </text:list-item>
      </text:list>
      <text:p text:style-name="P3"><text:tab/>Em termos de implementação o que está sendo feito é o seguinte:</text:p>
      <text:list xml:id="list36192749" text:style-name="L11">
        <text:list-item>
          <text:p text:style-name="P16">Ao iniciar uma transação, um <text:span text:style-name="T7">master journal</text:span> vazio é criado.</text:p>
        </text:list-item>
        <text:list-item>
          <text:p text:style-name="P16">Quando uma tabela for modificada, o tamanho do <text:span text:style-name="T7">master journal</text:span> é colocado em 1 <text:span text:style-name="T7">byte</text:span> e é <text:soft-page-break/>criado um <text:span text:style-name="T7">journal</text:span> para o <text:span text:style-name="T3">.db</text:span> e o <text:span text:style-name="T3">.dbo</text:span> contendo cada um o tamanho atual de cada arquivo.</text:p>
        </text:list-item>
        <text:list-item>
          <text:p text:style-name="P16">Cada registro, antes de ser modificado, será copiado para o <text:span text:style-name="T3">journal</text:span><text:span text:style-name="T9">.</text:span> </text:p>
        </text:list-item>
        <text:list-item>
          <text:p text:style-name="P16">No <text:span text:style-name="T7">journal</text:span> do <text:span text:style-name="T3">.db</text:span>, haverá antes a posição dele no <text:span text:style-name="T3">.db</text:span>.</text:p>
        </text:list-item>
        <text:list-item>
          <text:p text:style-name="P16">No do <text:span text:style-name="T3">.dbo</text:span> deve ter a posição de cada objeto além do tamanho e o objeto em si. Não é necessário colocar no <text:span text:style-name="T7">journal</text:span> do <text:span text:style-name="T3">.dbo</text:span> as <text:span text:style-name="T7">strings</text:span> e <text:span text:style-name="T7">blobs</text:span> da linha quando a operação for de exlusão (que é lógica) ou o <text:span text:style-name="T3">RowIterator.setSynced()</text:span> marcar a linha como sincronizada. <text:s/></text:p>
        </text:list-item>
        <text:list-item>
          <text:p text:style-name="P16">Deve-se dar <text:span text:style-name="T7">flush</text:span> no <text:span text:style-name="T7">journal</text:span> antes de dar <text:span text:style-name="T7">flush</text:span> nos arquivos da tabela.</text:p>
        </text:list-item>
        <text:list-item>
          <text:p text:style-name="P16">Tabela com <text:span text:style-name="T7">journal</text:span> vazio ou conexão sem <text:span text:style-name="T7">master journal</text:span> significa que não há nada para ser desfeito.</text:p>
        </text:list-item>
        <text:list-item>
          <text:p text:style-name="P16">Ao terminar ou comitar uma transação, os arquivos da tabela sofrem <text:span text:style-name="T7">flush</text:span> e o <text:span text:style-name="T7">master journal</text:span> e os <text:span text:style-name="T7">journals</text:span> das tabelas são truncados nesta ordem. <text:s text:c="2"/></text:p>
        </text:list-item>
        <text:list-item>
          <text:p text:style-name="P16">Só se desfaz operações (<text:span text:style-name="T7">rollback</text:span>) se ao abrir uma conexão houver <text:span text:style-name="T7">journal</text:span> não vazio e <text:span text:style-name="T7">master journal</text:span> existente e não vazio.</text:p>
        </text:list-item>
        <text:list-item>
          <text:p text:style-name="P16">Caso duas conexões com os mesmos parâmetros em <text:span text:style-name="T7">threads</text:span> diferentes usarem transação, um monitor ou semáforo é usado na hora de criar o <text:span text:style-name="T7">master journal</text:span> para cada conexão para garantir um arquivo diferente para cada <text:span text:style-name="T7">thread</text:span>, de forma a não haver erro de múltiplo acesso no arquivo nem de sincronização entre elas. Isso é feito pois atualmente duas <text:span text:style-name="T7">threads</text:span> diferentes podem acessar a mesma base de dados desde que não acessem as mesmas tabelas. </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5-11T17:01:19.32</meta:creation-date>
    <dc:date>2013-09-17T16:10:17.54</dc:date>
    <meta:editing-duration>P1DT2H35M39S</meta:editing-duration>
    <meta:editing-cycles>44</meta:editing-cycles>
    <meta:generator>BrOffice/3.3$Win32 LibreOffice_project/330m19$Build-6</meta:generator>
    <meta:document-statistic meta:table-count="0" meta:image-count="0" meta:object-count="2" meta:page-count="15" meta:paragraph-count="199" meta:word-count="7834" meta:character-count="44810"/>
    <meta:user-defined meta:name="Informações 1"/>
    <meta:user-defined meta:name="Informações 2"/>
    <meta:user-defined meta:name="Informações 3"/>
    <meta:user-defined meta:name="Informações 4"/>
  </office:meta>
</office:document-meta>
</file>

<file path=Object 1/content.xml><?xml version="1.0" encoding="utf-8"?>
<!DOCTYPE math  PUBLIC '-//OpenOffice.org//DTD Modified W3C MathML 1.01//EN'  'math.dtd'>
<math:math xmlns:math="http://www.w3.org/1998/Math/MathML">
  <math:semantics>
    <math:mrow>
      <math:mi math:fontstyle="italic">TamNo</math:mi>
      <math:mo math:stretchy="false">=</math:mo>
      <math:mrow>
        <math:mrow>
          <math:mrow>
            <math:mn>2</math:mn>
            <math:mo math:stretchy="false">∗</math:mo>
            <math:mi math:fontstyle="italic">NumNos</math:mi>
          </math:mrow>
          <math:mo math:stretchy="false">∗</math:mo>
          <math:mi math:fontstyle="italic">TamChave</math:mi>
        </math:mrow>
        <math:mo math:stretchy="false">+</math:mo>
        <math:mrow>
          <math:mrow>
            <math:mo math:stretchy="false">(</math:mo>
            <math:mrow>
              <math:mi math:fontstyle="italic">NumNos</math:mi>
              <math:mo math:stretchy="false">+</math:mo>
              <math:mn>1</math:mn>
            </math:mrow>
            <math:mo math:stretchy="false">)</math:mo>
          </math:mrow>
          <math:mo math:stretchy="false">∗</math:mo>
          <math:mn>2</math:mn>
        </math:mrow>
      </math:mrow>
    </math:mrow>
    <math:annotation math:encoding="StarMath 5.0">TamNo = 2 * NumNos * TamChave + (NumNos + 1) * 2
 
</math:annotation>
  </math:semantics>
</math:math>
</file>

<file path=Object 2/content.xml><?xml version="1.0" encoding="utf-8"?>
<math xmlns="http://www.w3.org/1998/Math/MathML">
  <semantics>
    <mrow>
      <mo stretchy="false">−</mo>
      <mrow>
        <mo stretchy="false">(</mo>
        <mrow>
          <mi mathvariant="italic">numero</mi>
          <mi mathvariant="italic">do</mi>
          <mrow>
            <mi mathvariant="italic">registro</mi>
            <mo stretchy="false">+</mo>
            <mn>1</mn>
          </mrow>
        </mrow>
        <mo stretchy="false">)</mo>
      </mrow>
    </mrow>
    <annotation encoding="StarMath 5.0">-(numero do registro + 1)
</annotation>
  </semantics>
</math>
</file>